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3" style:parent-style-name="DefaultParagraphFont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4" style:parent-style-name="Hyperlink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5" style:parent-style-name="DefaultParagraphFont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6" style:parent-style-name="DefaultParagraphFont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7" style:parent-style-name="DefaultParagraphFont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8" style:parent-style-name="DefaultParagraphFont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9" style:parent-style-name="Hyperlink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10" style:parent-style-name="DefaultParagraphFont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11" style:parent-style-name="DefaultParagraphFont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12" style:parent-style-name="DefaultParagraphFont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13" style:parent-style-name="DefaultParagraphFont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14" style:parent-style-name="Hyperlink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15" style:parent-style-name="Hyperlink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16" style:parent-style-name="Hyperlink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17" style:parent-style-name="Hyperlink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18" style:parent-style-name="DefaultParagraphFont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19" style:parent-style-name="DefaultParagraphFont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20" style:parent-style-name="DefaultParagraphFont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21" style:parent-style-name="DefaultParagraphFont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22" style:parent-style-name="Hyperlink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23" style:parent-style-name="Hyperlink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24" style:parent-style-name="DefaultParagraphFont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T25" style:parent-style-name="Hyperlink" style:family="text">
      <style:text-properties style:font-name="Aptos" style:font-name-asian="Aptos" style:font-name-complex="Aptos" fo:font-size="10pt" style:font-size-asian="10pt" style:font-size-complex="10pt" fo:language="fr" fo:country="FR"/>
    </style:style>
    <style:style style:name="P26" style:parent-style-name="Normal" style:family="paragraph">
      <style:text-properties style:font-name="Aptos" style:font-name-asian="Aptos" style:font-name-complex="Aptos" fo:font-size="10pt" style:font-size-asian="10pt" style:font-size-complex="10pt"/>
    </style:style>
    <style:style style:name="P27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ptos" style:font-name-asian="Aptos" style:font-name-complex="Aptos" fo:font-weight="bold" style:font-weight-asian="bold" style:font-weight-complex="bold" fo:font-size="10pt" style:font-size-asian="10pt" style:font-size-complex="10pt"/>
    </style:style>
    <style:style style:name="P28" style:parent-style-name="Normal" style:family="paragraph">
      <style:paragraph-properties fo:margin-bottom="0.0833in"/>
      <style:text-properties style:font-name="Aptos" style:font-name-asian="Aptos" style:font-name-complex="Aptos" fo:font-size="11pt" style:font-size-asian="11pt" style:font-size-complex="11pt"/>
    </style:style>
    <style:style style:name="P29" style:parent-style-name="Normal" style:family="paragraph">
      <style:paragraph-properties fo:margin-bottom="0.0833in"/>
      <style:text-properties style:font-name="Aptos" style:font-name-asian="Aptos" style:font-name-complex="Aptos" fo:font-size="11pt" style:font-size-asian="11pt" style:font-size-complex="11pt"/>
    </style:style>
    <style:style style:name="P30" style:parent-style-name="Normal" style:family="paragraph">
      <style:paragraph-properties fo:margin-bottom="0.0833in"/>
    </style:style>
    <style:style style:name="T31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32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33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34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35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36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37" style:parent-style-name="Normal" style:family="paragraph">
      <style:paragraph-properties fo:margin-bottom="0.0833in"/>
    </style:style>
    <style:style style:name="T3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39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40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41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42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43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44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45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46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47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4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49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50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51" style:parent-style-name="Normal" style:family="paragraph">
      <style:text-properties style:font-name="Aptos" style:font-name-asian="Aptos" style:font-name-complex="Aptos"/>
    </style:style>
    <style:style style:name="P52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ptos" style:font-name-asian="Aptos" style:font-name-complex="Aptos" fo:font-weight="bold" style:font-weight-asian="bold" style:font-weight-complex="bold" fo:font-size="10pt" style:font-size-asian="10pt" style:font-size-complex="10pt"/>
    </style:style>
    <style:style style:name="P53" style:parent-style-name="Normal" style:family="paragraph">
      <style:paragraph-properties fo:margin-bottom="0.0833in"/>
    </style:style>
    <style:style style:name="T54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55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56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57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5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59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60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61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62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63" style:parent-style-name="Normal" style:family="paragraph">
      <style:paragraph-properties fo:margin-bottom="0.0833in"/>
    </style:style>
    <style:style style:name="T64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65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66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67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68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69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70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71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72" style:parent-style-name="Normal" style:family="paragraph">
      <style:paragraph-properties fo:margin-top="0.1111in" fo:margin-bottom="0.0833in"/>
    </style:style>
    <style:style style:name="T73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74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75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76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77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78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79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80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81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82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83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84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85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86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87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88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89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90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91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92" style:parent-style-name="Normal" style:family="paragraph">
      <style:paragraph-properties fo:margin-top="0.1111in" fo:margin-bottom="0.0833in"/>
    </style:style>
    <style:style style:name="T93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94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95" style:parent-style-name="Normal" style:family="paragraph">
      <style:paragraph-properties fo:margin-top="0.1111in" fo:margin-bottom="0.0833in"/>
    </style:style>
    <style:style style:name="T96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97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98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99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100" style:parent-style-name="Normal" style:family="paragraph">
      <style:paragraph-properties fo:margin-top="0.1111in" fo:margin-bottom="0.0833in"/>
    </style:style>
    <style:style style:name="T101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102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103" style:parent-style-name="Normal" style:family="paragraph">
      <style:paragraph-properties fo:margin-top="0.1111in" fo:margin-bottom="0.0833in"/>
    </style:style>
    <style:style style:name="T104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105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106" style:parent-style-name="Normal" style:family="paragraph">
      <style:paragraph-properties fo:margin-top="0.1111in" fo:margin-bottom="0.0833in"/>
    </style:style>
    <style:style style:name="T107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108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09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10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11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12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13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14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15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116" style:parent-style-name="Normal" style:family="paragraph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P117" style:parent-style-name="Normal" style:family="paragraph">
      <style:paragraph-properties fo:margin-bottom="0.0833in"/>
    </style:style>
    <style:style style:name="T11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119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120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121" style:parent-style-name="Normal" style:family="paragraph">
      <style:paragraph-properties fo:margin-top="0.1666in" fo:margin-bottom="0.0833in"/>
      <style:text-properties style:font-name="Aptos" style:font-name-asian="Aptos" style:font-name-complex="Aptos" fo:font-size="11pt" style:font-size-asian="11pt" style:font-size-complex="11pt"/>
    </style:style>
    <style:style style:name="P122" style:parent-style-name="Normal" style:family="paragraph">
      <style:paragraph-properties fo:margin-top="0.1666in" fo:margin-bottom="0.0833in"/>
    </style:style>
    <style:style style:name="T123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124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125" style:parent-style-name="Normal" style:family="paragraph">
      <style:paragraph-properties fo:margin-top="0.1666in" fo:margin-bottom="0.0833in"/>
    </style:style>
    <style:style style:name="T126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127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128" style:parent-style-name="Normal" style:family="paragraph">
      <style:paragraph-properties fo:margin-top="0.1666in" fo:margin-bottom="0.0833in"/>
    </style:style>
    <style:style style:name="T129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130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31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132" style:parent-style-name="Normal" style:family="paragraph">
      <style:paragraph-properties fo:margin-bottom="0.0833in"/>
    </style:style>
    <style:style style:name="T133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134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135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136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137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13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139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40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41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42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43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44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45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46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P147" style:parent-style-name="Normal" style:family="paragraph">
      <style:paragraph-properties fo:margin-top="0.0833in" fo:margin-bottom="0.0833in"/>
      <style:text-properties style:font-name="Aptos" style:font-name-asian="Aptos" style:font-name-complex="Aptos" fo:font-size="11pt" style:font-size-asian="11pt" style:font-size-complex="11pt"/>
    </style:style>
    <style:style style:name="P148" style:parent-style-name="Normal" style:family="paragraph">
      <style:paragraph-properties fo:margin-top="0.0833in" fo:margin-bottom="0.0833in"/>
    </style:style>
    <style:style style:name="T149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150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51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52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53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154" style:parent-style-name="Normal" style:family="paragraph">
      <style:paragraph-properties fo:margin-top="0.0833in" fo:margin-bottom="0.0833in"/>
    </style:style>
    <style:style style:name="T155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156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57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158" style:parent-style-name="Normal" style:family="paragraph">
      <style:paragraph-properties fo:margin-top="0.0833in" fo:margin-bottom="0.0833in"/>
    </style:style>
    <style:style style:name="T159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160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61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162" style:parent-style-name="Normal" style:family="paragraph">
      <style:paragraph-properties fo:margin-top="0.0833in" fo:margin-bottom="0.0833in"/>
      <style:text-properties style:font-name="Aptos" style:font-name-asian="Aptos" style:font-name-complex="Aptos" fo:font-size="11pt" style:font-size-asian="11pt" style:font-size-complex="11pt"/>
    </style:style>
    <style:style style:name="P163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.0833in"/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P164" style:parent-style-name="Normal" style:family="paragraph">
      <style:paragraph-properties fo:margin-bottom="0.0833in"/>
    </style:style>
    <style:style style:name="T165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66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67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68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69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70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171" style:parent-style-name="Normal" style:family="paragraph">
      <style:paragraph-properties fo:margin-bottom="0.0833in"/>
      <style:text-properties style:font-name="Aptos" style:font-name-asian="Aptos" style:font-name-complex="Aptos" fo:font-size="11pt" style:font-size-asian="11pt" style:font-size-complex="11pt"/>
    </style:style>
    <style:style style:name="P172" style:parent-style-name="Normal" style:family="paragraph">
      <style:paragraph-properties fo:margin-bottom="0.0833in"/>
    </style:style>
    <style:style style:name="T173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T174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75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76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177" style:parent-style-name="Normal" style:family="paragraph">
      <style:paragraph-properties fo:margin-bottom="0.0833in"/>
      <style:text-properties style:font-name="Aptos" style:font-name-asian="Aptos" style:font-name-complex="Aptos" fo:font-size="11pt" style:font-size-asian="11pt" style:font-size-complex="11pt"/>
    </style:style>
    <style:style style:name="P178" style:parent-style-name="Normal" style:family="paragraph">
      <style:paragraph-properties fo:margin-bottom="0.0833in"/>
      <style:text-properties style:font-name="Aptos" style:font-name-asian="Aptos" style:font-name-complex="Aptos" fo:font-size="11pt" style:font-size-asian="11pt" style:font-size-complex="11pt"/>
    </style:style>
    <style:style style:name="P179" style:parent-style-name="Normal" style:family="paragraph">
      <style:paragraph-properties fo:margin-bottom="0.0833in"/>
    </style:style>
    <style:style style:name="T180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81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182" style:parent-style-name="Normal" style:family="paragraph">
      <style:paragraph-properties fo:margin-bottom="0.0833in"/>
      <style:text-properties style:font-name="Aptos" style:font-name-asian="Aptos" style:font-name-complex="Aptos" fo:font-size="11pt" style:font-size-asian="11pt" style:font-size-complex="11pt"/>
    </style:style>
    <style:style style:name="P183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.0833in"/>
    </style:style>
    <style:style style:name="T184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85" style:parent-style-name="Hyperlink" style:family="text">
      <style:text-properties style:font-name="Aptos" style:font-name-asian="Aptos" style:font-name-complex="Aptos" fo:font-size="11pt" style:font-size-asian="11pt" style:font-size-complex="11pt"/>
    </style:style>
    <style:style style:name="T186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87" style:parent-style-name="Hyperlink" style:family="text">
      <style:text-properties style:font-name="Aptos" style:font-name-asian="Aptos" style:font-name-complex="Aptos" fo:font-size="11pt" style:font-size-asian="11pt" style:font-size-complex="11pt"/>
    </style:style>
    <style:style style:name="T188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89" style:parent-style-name="Hyperlink" style:family="text">
      <style:text-properties style:font-name="Aptos" style:font-name-asian="Aptos" style:font-name-complex="Aptos" fo:font-size="11pt" style:font-size-asian="11pt" style:font-size-complex="11pt"/>
    </style:style>
    <style:style style:name="T190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P191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margin-bottom="0.0833in"/>
      <style:text-properties style:font-name="Aptos" style:font-name-asian="Aptos" style:font-name-complex="Aptos" fo:font-weight="bold" style:font-weight-asian="bold" style:font-weight-complex="bold" fo:font-size="11pt" style:font-size-asian="11pt" style:font-size-complex="11pt"/>
    </style:style>
    <style:style style:name="P192" style:parent-style-name="Normal" style:family="paragraph">
      <style:paragraph-properties fo:margin-bottom="0.0833in"/>
      <style:text-properties style:font-name="Aptos" style:font-name-asian="Aptos" style:font-name-complex="Aptos" fo:font-size="11pt" style:font-size-asian="11pt" style:font-size-complex="11pt"/>
    </style:style>
    <style:style style:name="P193" style:parent-style-name="Normal" style:family="paragraph">
      <style:paragraph-properties fo:margin-bottom="0.0833in"/>
      <style:text-properties style:font-name="Aptos" style:font-name-asian="Aptos" style:font-name-complex="Aptos" fo:font-size="11pt" style:font-size-asian="11pt" style:font-size-complex="11pt"/>
    </style:style>
    <style:style style:name="P194" style:parent-style-name="Normal" style:family="paragraph">
      <style:paragraph-properties fo:margin-bottom="0.0833in"/>
      <style:text-properties style:font-name="Aptos" style:font-name-asian="Aptos" style:font-name-complex="Aptos" fo:font-size="11pt" style:font-size-asian="11pt" style:font-size-complex="11pt"/>
    </style:style>
    <style:style style:name="P195" style:parent-style-name="Normal" style:family="paragraph">
      <style:paragraph-properties fo:margin-bottom="0.0833in"/>
    </style:style>
    <style:style style:name="T196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97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98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199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200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201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  <style:style style:name="T202" style:parent-style-name="DefaultParagraphFont" style:family="text">
      <style:text-properties style:font-name="Aptos" style:font-name-asian="Aptos" style:font-name-complex="Aptos" fo:font-size="11pt" style:font-size-asian="11pt" style:font-size-complex="11pt"/>
    </style:style>
  </office:automatic-styles>
  <office:body>
    <office:text text:use-soft-page-breaks="true">
      <text:p text:style-name="P1"><text:span text:style-name="T2">U.S.A Permanent Resident |<text:s/></text:span><text:span text:style-name="T3">Email:<text:s/></text:span><text:a xlink:href="mailto:abdurzak529@gmail.com" office:target-frame-name="_top" xlink:show="replace"><text:span text:style-name="T4">abdurzak529@gmail.com</text:span></text:a><text:span text:style-name="T5"><text:s/></text:span><text:span text:style-name="T6">|<text:s/></text:span><text:span text:style-name="T7">P</text:span><text:span text:style-name="T8">hone:<text:s/></text:span><text:a xlink:href="tel:+12404631779" office:target-frame-name="_top" xlink:show="replace"><text:span text:style-name="T9">Call Us Now</text:span></text:a><text:span text:style-name="T10"><text:s/></text:span><text:span text:style-name="T11">|<text:s/></text:span><text:span text:style-name="T12">GitHub</text:span><text:span text:style-name="T13">:<text:s/></text:span><text:a xlink:href="https://github.com/Abdu196" office:target-frame-name="_top" xlink:show="replace"><text:span text:style-name="T14">Github</text:span><text:span text:style-name="T15"><text:s/></text:span><text:span text:style-name="T16">l</text:span><text:span text:style-name="T17">ink</text:span></text:a><text:span text:style-name="T18"><text:s/></text:span><text:span text:style-name="T19">|</text:span><text:span text:style-name="T20"><text:s/></text:span><text:span text:style-name="T21">LinkedIn:<text:s/></text:span><text:a xlink:href="https://www.linkedin.com/in/abdu-keder/" office:target-frame-name="_top" xlink:show="replace"><text:span text:style-name="T22">linkedin</text:span><text:span text:style-name="T23"><text:s/>link</text:span></text:a><text:span text:style-name="T24"><text:s/>| portfolio:<text:s/></text:span><text:a xlink:href="https://abdu196.github.io/personal-portfolio/" office:target-frame-name="_top" xlink:show="replace"><text:span text:style-name="T25">personal-portfolio</text:span></text:a></text:p>
      <text:p text:style-name="P26"/>
      <text:p text:style-name="P27">EDUCATION</text:p>
      <text:p text:style-name="P28">Addis Ababa Science &amp; Technology University<text:s text:c="43"/>Addis Ababa, Ethiopia</text:p>
      <text:p text:style-name="P29">B.S.C<text:s/>in Electrical &amp; computer Engineering<text:s text:c="23"/><text:s text:c="21"/><text:s text:c="5"/>GPA: 3.5/4<text:s/>|<text:s/>Graduated July,2022</text:p>
      <text:p text:style-name="P30"><text:span text:style-name="T31">• Concentration</text:span><text:span text:style-name="T32">:</text:span><text:span text:style-name="T33"><text:s/>Business Intelligence (BI)</text:span><text:span text:style-name="T34">,</text:span><text:span text:style-name="T35"><text:s/>Data Engineering</text:span><text:span text:style-name="T36"><text:s/>&amp; Database</text:span></text:p>
      <text:p text:style-name="P37"><text:span text:style-name="T38">• Related Coursework</text:span><text:span text:style-name="T39">:<text:s/></text:span><text:span text:style-name="T40">Object-oriented programing,</text:span><text:span text:style-name="T41"><text:s/>Database Management Systems</text:span><text:span text:style-name="T42">,<text:s/></text:span><text:span text:style-name="T43">Data Structures<text:s/></text:span><text:span text:style-name="T44">&amp;<text:s/></text:span><text:span text:style-name="T45">Algorithms</text:span><text:span text:style-name="T46">,</text:span><text:span text:style-name="T47"><text:s/>Big Data Technologies,</text:span><text:span text:style-name="T48"><text:s/></text:span><text:span text:style-name="T49">Statistics and Probability</text:span><text:span text:style-name="T50">.</text:span></text:p>
      <text:p text:style-name="P51"/>
      <text:p text:style-name="P52">EXPERIENCE</text:p>
      <text:p text:style-name="P53"><text:span text:style-name="T54">Huawei Technologies PLC <text:s text:c="62"/></text:span><text:span text:style-name="T55"><text:s text:c="7"/></text:span><text:span text:style-name="T56"><text:s/></text:span><text:span text:style-name="T57"><text:s text:c="26"/></text:span><text:span text:style-name="T58"><text:s text:c="3"/></text:span><text:span text:style-name="T59"><text:s text:c="3"/></text:span><text:span text:style-name="T60">Addis Ababa,</text:span><text:span text:style-name="T61"><text:s/></text:span><text:span text:style-name="T62">Ethiopia</text:span></text:p>
      <text:p text:style-name="P63"><text:span text:style-name="T64"><text:s/></text:span><text:span text:style-name="T65">Data Engineering &amp; software maintenance <text:s text:c="40"/></text:span><text:span text:style-name="T66"><text:s/></text:span><text:span text:style-name="T67"><text:s/></text:span><text:span text:style-name="T68"><text:s text:c="25"/></text:span><text:span text:style-name="T69"><text:s text:c="4"/></text:span><text:span text:style-name="T70">May 2022-Aug</text:span><text:span text:style-name="T71"><text:s/>2024</text:span></text:p>
      <text:p text:style-name="P72"><text:span text:style-name="T73">•<text:s/></text:span><text:span text:style-name="T74">Migrated data</text:span><text:span text:style-name="T75"><text:s/></text:span><text:span text:style-name="T76">(SMS,</text:span><text:span text:style-name="T77"><text:s/></text:span><text:span text:style-name="T78">USSD,</text:span><text:span text:style-name="T79"><text:s/></text:span><text:span text:style-name="T80">VMS</text:span><text:span text:style-name="T81">,</text:span><text:span text:style-name="T82"><text:s/></text:span><text:span text:style-name="T83">CRBT</text:span><text:span text:style-name="T84">) from<text:s/></text:span><text:span text:style-name="T85">on-premises<text:s/></text:span><text:span text:style-name="T86">to cloud</text:span><text:span text:style-name="T87"><text:s/>using SSIS &amp; SQL</text:span><text:span text:style-name="T88">, improving accessibility<text:s/></text:span><text:span text:style-name="T89">&amp;<text:s/></text:span><text:span text:style-name="T90">reducing infrastructure costs by 30%</text:span><text:span text:style-name="T91">.</text:span></text:p>
      <text:p text:style-name="P92"><text:span text:style-name="T93">•<text:s/></text:span><text:span text:style-name="T94">Developed data pipelines from multiple sources enabling real-time analytics for business decision-making.</text:span></text:p>
      <text:p text:style-name="P95"><text:span text:style-name="T96">•<text:s/></text:span><text:span text:style-name="T97">Generating dashboard reports using automated &amp; scheduled SQL scripts, Power BI</text:span><text:span text:style-name="T98"><text:s/>&amp; SSRS</text:span><text:span text:style-name="T99"><text:s/>to meet client requirements.</text:span></text:p>
      <text:p text:style-name="P100"><text:span text:style-name="T101">•</text:span><text:span text:style-name="T102"><text:s/>Working as a Database Administrator, FRS Tester, and Project Delivery Team to ensure timely project delivery</text:span></text:p>
      <text:p text:style-name="P103"><text:span text:style-name="T104">•</text:span><text:span text:style-name="T105">Troubleshot maintenance tasks and debugged errors, reducing server downtime by 25%.</text:span></text:p>
      <text:p text:style-name="P106"><text:span text:style-name="T107">•<text:s/></text:span><text:span text:style-name="T108">Conduct</text:span><text:span text:style-name="T109">ing</text:span><text:span text:style-name="T110"><text:s/>version upgrades</text:span><text:span text:style-name="T111"><text:s/>&amp;</text:span><text:span text:style-name="T112"><text:s/></text:span><text:span text:style-name="T113">package</text:span><text:span text:style-name="T114"><text:s/>deploy</text:span><text:span text:style-name="T115"><text:s/>to improve performance, meet new requirements</text:span></text:p>
      <text:p text:style-name="P116"/>
      <text:p text:style-name="P117"><text:span text:style-name="T118">ICT PARK <text:s text:c="136"/></text:span><text:span text:style-name="T119"><text:s text:c="4"/></text:span><text:span text:style-name="T120">Addis Ababa, Ethiopia</text:span></text:p>
      <text:p text:style-name="P121">Big Data analytics (internship) <text:s/><text:s text:c="96"/>Feb 2022-Jul 2022</text:p>
      <text:p text:style-name="P122"><text:span text:style-name="T123">•<text:s/></text:span><text:span text:style-name="T124">Assisted in processing large datasets using Hadoop &amp; improving data processing speed by 40%.</text:span></text:p>
      <text:p text:style-name="P125"><text:span text:style-name="T126">•<text:s/></text:span><text:span text:style-name="T127">Collaborated in designing and implementing ETL data pipelines to clean, transform, and load data, reducing data processing time by 30%.</text:span></text:p>
      <text:p text:style-name="P128"><text:span text:style-name="T129">•<text:s/></text:span><text:span text:style-name="T130">Collaborated with managers &amp; stakeholders to define key metrics, contributing to a 10% revenue increase</text:span><text:span text:style-name="T131">.</text:span></text:p>
      <text:p text:style-name="P132"><text:span text:style-name="T133">Ashewa<text:s/></text:span><text:span text:style-name="T134">T</text:span><text:span text:style-name="T135">echnology<text:s/></text:span><text:span text:style-name="T136">S</text:span><text:span text:style-name="T137">olution<text:s/></text:span><text:span text:style-name="T138">S.C</text:span><text:span text:style-name="T139"><text:s text:c="62"/></text:span><text:span text:style-name="T140"><text:s text:c="8"/></text:span><text:span text:style-name="T141"><text:s text:c="12"/></text:span><text:span text:style-name="T142"><text:s text:c="4"/></text:span><text:span text:style-name="T143">Addis Ababa,</text:span><text:span text:style-name="T144"><text:s/></text:span><text:span text:style-name="T145">Ethiopia</text:span><text:span text:style-name="T146"><text:s text:c="2"/></text:span></text:p>
      <text:p text:style-name="P147">Front-end developer<text:s/>(<text:bookmark-start text:name="_Int_neDUxLkE"/>freelancer) <text:s/><text:s/><text:bookmark-end text:name="_Int_neDUxLkE"/><text:s text:c="70"/><text:s/><text:s text:c="3"/><text:s text:c="10"/><text:s text:c="4"/>Mar 2020-April 2022</text:p>
      <text:p text:style-name="P148"><text:span text:style-name="T149">•</text:span><text:span text:style-name="T150"><text:s/></text:span><text:span text:style-name="T151">Designed responsive UI with JavaScript</text:span><text:span text:style-name="T152">, jQuery, HTML, CSS boosting</text:span><text:span text:style-name="T153"><text:s/>UX &amp; conversions by 20%.</text:span></text:p>
      <text:p text:style-name="P154"><text:span text:style-name="T155">•</text:span><text:span text:style-name="T156"><text:s/></text:span><text:span text:style-name="T157">Developed reusable UI components reducing development time by 30%.</text:span></text:p>
      <text:p text:style-name="P158"><text:span text:style-name="T159">•</text:span><text:span text:style-name="T160"><text:s/></text:span><text:span text:style-name="T161">Optimized web performance, cutting page load times by 40%.</text:span></text:p>
      <text:p text:style-name="P162"/>
      <text:p text:style-name="P163">PROJECTS</text:p>
      <text:p text:style-name="P164"><text:span text:style-name="T165">Data warehouse<text:s/></text:span><text:span text:style-name="T166">design</text:span><text:span text:style-name="T167"><text:s text:c="91"/></text:span><text:span text:style-name="T168"><text:s text:c="16"/></text:span><text:span text:style-name="T169"><text:s text:c="5"/></text:span><text:span text:style-name="T170">Addis Ababa, Ethiopia</text:span></text:p>
      <text:p text:style-name="P171">Data base design &amp; Automation Developer<text:s text:c="54"/><text:s text:c="19"/>SEP<text:s/>2023-DEC<text:s/>2023</text:p>
      <text:p text:style-name="P172"><text:span text:style-name="T173">•</text:span><text:span text:style-name="T174"><text:s/></text:span><text:span text:style-name="T175">Developed Data warehouse and automated scheduled reports using advanced SQL, SSIS &amp; Linux OS for real-time data presentation on client dashboard</text:span><text:span text:style-name="T176">.</text:span></text:p>
      <text:p text:style-name="P177">•<text:s/>Generated customized reports based on client requirements and published them to Power BI Service.</text:p>
      <text:p text:style-name="P178"/>
      <text:p text:style-name="P179"><text:span text:style-name="T180">Website Designee</text:span><text:span text:style-name="T181"><text:s text:c="122"/>Addis Ababa, Ethiopia</text:span></text:p>
      <text:p text:style-name="P182">Front-End developer<text:s text:c="118"/>Mar 2020-April 2022</text:p>
      <text:p text:style-name="P183"><text:span text:style-name="T184">Developed and deployed customized webpages for clients<text:s/></text:span><text:a xlink:href="https://addishiwotgeneralhospital.com/" office:target-frame-name="_top" xlink:show="replace"><text:span text:style-name="T185">addishiwot</text:span></text:a><text:span text:style-name="T186"><text:s/>,</text:span><text:a xlink:href="https://oneplanetschool.com/" office:target-frame-name="_top" xlink:show="replace"><text:span text:style-name="T187">oneplanet</text:span></text:a><text:span text:style-name="T188"><text:s/>,</text:span><text:a xlink:href="https://coopbankoromia.com.et/" office:target-frame-name="_top" xlink:show="replace"><text:span text:style-name="T189">coopbank</text:span></text:a><text:span text:style-name="T190"><text:s/>etc.</text:span></text:p>
      <text:p text:style-name="P191">SKILLS</text:p>
      <text:p text:style-name="P192">Data Management &amp;<text:s/>BI:<text:s/>- SQL, SSIS, SSRS, Power<text:s/>BI, DAX, RDBMS</text:p>
      <text:p text:style-name="P193">Programing:<text:s/>- JavaScript,<text:s/>jQuery,<text:s/>Node<text:s/>JS, C++,<text:s/>HTML, CSS,<text:s/>Bootstrap,<text:s/>Tailwind CSS</text:p>
      <text:p text:style-name="P194">Platform: -<text:s/>Linux, Windows</text:p>
      <text:p text:style-name="P195"><text:span text:style-name="T196">Technical &amp;<text:s/></text:span><text:span text:style-name="T197">Programmatic:<text:s/></text:span><text:span text:style-name="T198">- Data</text:span><text:span text:style-name="T199"><text:s/>structure &amp; Algorithm,<text:s/></text:span><text:span text:style-name="T200">Data Mining,<text:s/></text:span><text:span text:style-name="T201">Microsoft Excel</text:span><text:span text:style-name="T202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urzak kameli</meta:initial-creator>
    <dc:creator>Abdurzak kameli</dc:creator>
    <meta:creation-date>2025-04-04T02:53:00Z</meta:creation-date>
    <dc:date>2025-04-04T02:53:00Z</dc:date>
    <meta:template xlink:href="Normal.dotm" xlink:type="simple"/>
    <meta:editing-cycles>1</meta:editing-cycles>
    <meta:editing-duration>PT0S</meta:editing-duration>
    <meta:document-statistic meta:page-count="1" meta:paragraph-count="8" meta:word-count="652" meta:character-count="4362" meta:row-count="30" meta:non-whitespace-character-count="3718"/>
  </office:meta>
</office:document-meta>
</file>